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db_localolx</text:h>
      <text:h text:outline-level="2" text:style-name="Heading_2" text:is-list-header="true">Table structure for table location</text:h>
      <table:table table:name="location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cation_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eight</text:p>
          </table:table-cell>
          <table:table-cell office:value-type="string">
            <text:p>int(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varchar(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location</text:h>
      <table:table table:name="location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location_name</text:p>
          </table:table-cell>
          <table:table-cell office:value-type="string">
            <text:p>weight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India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aharastra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Yavatmal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andharkawada</text:p>
          </table:table-cell>
          <table:table-cell office:value-type="float" office:value="4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hyam Nagari</text:p>
          </table:table-cell>
          <table:table-cell office:value-type="float" office:value="5">
            <text:p>5</text:p>
          </table:table-cell>
          <table:table-cell office:value-type="string">
            <text:p>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1-04-22T20:45:36</meta:creation-date>
  </office:meta>
</office:document-meta>
</file>